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ol de tous les témoins</text:p>
      <text:p text:style-name="Standard">Liste de témoins à ne pas randomiser (ex : gardien de zoo)</text:p>
      <text:p text:style-name="Standard">Ville avec témoins attachés (ex : touriste à Nantes)</text:p>
      <text:p text:style-name="Standard"/>
      <text:p text:style-name="Standard">Lorsque le joueur se trompe, les villes proposées sont la ville d'où il vient plus 3 choisies aléatoirement parmi l'ensemble des autres villes. Elles sont tirées chaque fois qu'il se trompe (pas fixée dès le débu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8-10T12:28:27.79</meta:creation-date>
    <meta:document-statistic meta:table-count="0" meta:image-count="0" meta:object-count="0" meta:page-count="1" meta:paragraph-count="4" meta:word-count="62" meta:character-count="348"/>
    <dc:date>2017-08-10T12:33:58.68</dc:date>
    <meta:editing-duration>PT5M31S</meta:editing-duration>
    <meta:editing-cycles>1</meta:editing-cycles>
    <meta:generator>OpenOffice/4.1.3$Win32 OpenOffice.org_project/413m1$Build-9783</meta:generator>
  </office:meta>
</office:document-meta>
</file>